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Вопросы<text:s/></text:span><text:span text:style-name="T2">💎</text:span></text:p>
      <text:p text:style-name="P1"><text:span text:style-name="T3">1.<text:s/></text:span><text:span text:style-name="T4">В чем разница между контролируемыми и неконтролируемыми компонентами?<text:line-break/></text:span><text:span text:style-name="T5">У управляемых компонентов (controlled components) есть атрибут их текущего состояния и метод, вызывающийся при их изменении</text:span><text:span text:style-name="T6">.</text:span></text:p>
      <text:p text:style-name="P1"><text:span text:style-name="T7"/></text:p>
      <text:p text:style-name="P1"><text:span text:style-name="T8">2.<text:s/></text:span><text:span text:style-name="T9">Есть ли смысл использовать метод `shouldComponentUpdate()` в `PureComponent`?<text:line-break/></text:span><text:span text:style-name="T10">Наверное нет, так как React.PureComponent сам реализует этот метод поверхностно сравнивая пропсы и состояние</text:span></text:p>
      <text:p text:style-name="P1"><text:span text:style-name="T11"/></text:p>
      <text:p text:style-name="P2"><text:span text:style-name="T12">3.<text:s/></text:span><text:span text:style-name="T13">Будет ли перерисовываться данный компонент?<text:line-break/></text:span><draw:frame text:anchor-type="as-char" svg:width="109.27mm" svg:height="90.22mm" style:rel-width="scale" style:rel-height="scale"><draw:object-ole xlink:href="OleObj1"/><draw:image xlink:href="ObjectReplacements/OleObj1"/></draw:frame><text:span text:style-name="T13"><text:line-break/></text:span><text:span text:style-name="T14">Мне кажется что нет, так как в setState прописана переменная item, которая просто отражается, а изменение state прописано в переменной item.countкоторая вообще не используется</text:span></text:p>
      <text:p text:style-name="P2"><text:span text:style-name="T15"/></text:p>
      <text:p text:style-name="P2"><text:span text:style-name="T16">4.<text:s/></text:span><text:span text:style-name="T17">Что будет, если чекбоксу не передать свойство '`checked`'?<text:line-break/></text:span><text:span text:style-name="T18">Его нельзя будет выбрать</text:span></text:p>
      <text:p text:style-name="P2"><text:span text:style-name="T19">5.<text:s/></text:span><text:span text:style-name="T20">В чем главное преимущество использования `PureComponent`?<text:line-break/></text:span><text:span text:style-name="T21">Он изменяет метод жизненного цикла shouldComponentUpdate, автоматически проверяя, нужно ли заново отрисовывать компонент и вызывает рендер только если обнаружит изменения в state, таким образом он сокращает количество рендеров, оптимизирует и прибавляет производительность</text:span></text:p>
      <text:p text:style-name="P2"><text:span text:style-name="T22">6.<text:s/></text:span><text:span text:style-name="T23">Что будет, если компоненту `input` передать метод `onChange`, но не передать `value`? А что будет, если компоненту `input` передать `value`, но не передать метод `onChange`?<text:line-break/></text:span><text:span text:style-name="T24">У управляемых компонентов есть атрибут их текущего состояния и метод, вызывающийся при их изменении. Если не передать атрибут или метод, компонент не будет управляемым и мы ничего не сможем ввести и/или отправить</text:span><text:span text:style-name="T25"><text:line-break/></text:span></text:p>
      <text:p text:style-name="P2"><text:span text:style-name="T26">7.<text:s/></text:span><text:span text:style-name="T27">Как сделать из обычного `select` список с несколькими выбранными значениями (мультиселект)?<text:line-break/></text:span><text:span text:style-name="T28">С помощью атрибута multiple={true}</text:span></text:p>
      <text:p text:style-name="P2"><text:span text:style-name="T29">8.<text:s/></text:span><text:span text:style-name="T30">Напишите пример валидации текстового поля на React - чтобы оно было не пустым</text:span></text:p>
      <text:p text:style-name="P2"><text:span text:style-name="T30"/></text:p>
      <text:p text:style-name="P2"><text:span text:style-name="T31">9.<text:s/></text:span><text:span text:style-name="T32">Приведите пример простейшей формы логина на сторонних компонентах (Formic, Material или Bootstrap на ваш выбор)<text:line-break/></text:span><text:span text:style-name="T33">Здесь не ясно в каком виде их приводить. <text:line-break/>Formik<text:line-break/></text:span><text:a xlink:href="https://codesandbox.io/s/github/formik/formik/tree/master/examples/basic?from-embed"><text:span text:style-name="T34">https://codesandbox.io/s/github/formik/formik/tree/master/examples/basic?from-embed</text:span></text:a><text:span text:style-name="T35"><text:line-break/></text:span><draw:frame text:anchor-type="as-char" svg:width="148.70mm" svg:height="33.60mm" style:rel-width="scale" style:rel-height="scale"><draw:object-ole xlink:href="OleObj2"/><draw:image xlink:href="ObjectReplacements/OleObj2"/></draw:frame><text:span text:style-name="T35"/></text:p>
      <text:p text:style-name="P2"><text:span text:style-name="T36"/></text:p>
      <text:p text:style-name="P2"><text:span text:style-name="T37"><text:line-break/></text:span><text:span text:style-name="T38">AntDesign</text:span><text:span text:style-name="T39"><text:line-break/></text:span><text:a xlink:href="https://ant.design/components/form/#header"><text:span text:style-name="T40">https://ant.design/components/form/#header</text:span></text:a><text:span text:style-name="T41"><text:line-break/></text:span><draw:frame text:anchor-type="as-char" svg:width="152.40mm" svg:height="62.18mm" style:rel-width="scale" style:rel-height="scale"><draw:object-ole xlink:href="OleObj3"/><draw:image xlink:href="ObjectReplacements/OleObj3"/></draw:frame><text:span text:style-name="T41"/></text:p>
      <text:p text:style-name="P2"><text:span text:style-name="T42"/></text:p>
      <text:p text:style-name="P2"><text:span text:style-name="T42"/></text:p>
      <text:p text:style-name="P3"><text:span text:style-name="T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